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fo:margin-top="0in" fo:margin-bottom="0in"/>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T1" style:family="text">
      <style:text-properties style:font-name="CMU Serif Extra"/>
    </style:style>
    <style:style style:name="T2" style:family="text">
      <style:text-properties style:font-name="CMU Serif Extra" fo:font-weight="bold" style:font-weight-asian="bold" style:font-weight-complex="bold"/>
    </style:style>
    <style:style style:name="T3" style:family="text">
      <style:text-properties style:font-name="CMU Serif3" fo:font-weight="bold" style:font-weight-asian="bold" style:font-weight-complex="bold"/>
    </style:style>
    <style:style style:name="T4" style:family="text">
      <style:text-properties style:text-position="super 58%"/>
    </style:style>
    <style:style style:name="T5" style:family="text">
      <style:text-properties style:font-name="CMU Serif Extra1" fo:font-weight="bold"/>
    </style:style>
    <style:style style:name="T6"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ecentralized Identifiers v1.0</text:p>
      <text:p text:style-name="Heading_20_1a_20_Sub_20_WoT">A DID Update from Rebooting the Web of Trust VI</text:p>
      <text:p text:style-name="First_20_paragraph">The Decentralized Identifiers specification editors and implementers spent some time at Rebooting the Web of Trust 6 processing the <text:a xlink:type="simple" xlink:href="https://github.com/w3c-ccg/did-spec/issues" text:style-name="Internet_20_link" text:visited-style-name="Visited_20_Internet_20_Link"><text:span text:style-name="Definition">remaining issues</text:span></text:a> in the issue tracker.</text:p>
      <text:p text:style-name="Text_20_body">This document summarizes the proposed resolutions that the group has put forward to resolve all of the DID specification issues that were submitted before 2018-03-05.</text:p>
      <text:h text:style-name="Heading_20_2" text:outline-level="2">DID Specification RWoT6 Resolutions</text:h>
      <text:list xml:id="list7874373045580360684" text:style-name="L1">
        <text:list-item>
          <text:p text:style-name="P4"><text:a xlink:type="simple" xlink:href="https://github.com/w3c-ccg/did-spec/issues/13" text:style-name="Internet_20_link" text:visited-style-name="Visited_20_Internet_20_Link"><text:span text:style-name="Definition">Describe how guardianship and delegation is provided for by Object Capabilities</text:span></text:a></text:p>
        </text:list-item>
        <text:list-item>
          <text:p text:style-name="P4"><text:a xlink:type="simple" xlink:href="https://github.com/w3c-ccg/did-spec/issues/15" text:style-name="Internet_20_link" text:visited-style-name="Visited_20_Internet_20_Link"><text:span text:style-name="Definition">Use 'proof' instead of 'signature'</text:span></text:a></text:p>
        </text:list-item>
        <text:list-item>
          <text:p text:style-name="P4"><text:a xlink:type="simple" xlink:href="https://github.com/w3c-ccg/did-spec/issues/17" text:style-name="Internet_20_link" text:visited-style-name="Visited_20_Internet_20_Link"><text:span text:style-name="Definition">DID Documents MUST be fully formed (not in intermediate form)</text:span></text:a></text:p>
        </text:list-item>
        <text:list-item>
          <text:p text:style-name="P4"><text:a xlink:type="simple" xlink:href="https://github.com/w3c-ccg/did-spec/issues/18" text:style-name="Internet_20_link" text:visited-style-name="Visited_20_Internet_20_Link"><text:span text:style-name="Definition">DID Documents MUST contain an 'id' property</text:span></text:a></text:p>
        </text:list-item>
        <text:list-item>
          <text:p text:style-name="P4"><text:a xlink:type="simple" xlink:href="https://github.com/w3c-ccg/did-spec/issues/25" text:style-name="Internet_20_link" text:visited-style-name="Visited_20_Internet_20_Link"><text:span text:style-name="Definition">Cryptographic keys MUST contain an 'owner' property</text:span></text:a></text:p>
        </text:list-item>
        <text:list-item>
          <text:p text:style-name="P4"><text:a xlink:type="simple" xlink:href="https://github.com/w3c-ccg/did-spec/issues/28" text:style-name="Internet_20_link" text:visited-style-name="Visited_20_Internet_20_Link"><text:span text:style-name="Definition">Service endpoints will be defined per DID Reconciliation Draft</text:span></text:a></text:p>
        </text:list-item>
        <text:list-item>
          <text:p text:style-name="P4"><text:a xlink:type="simple" xlink:href="https://github.com/w3c-ccg/did-spec/issues/32" text:style-name="Internet_20_link" text:visited-style-name="Visited_20_Internet_20_Link"><text:span text:style-name="Definition">DIDs MUST start with 'did:'</text:span></text:a></text:p>
        </text:list-item>
        <text:list-item>
          <text:p text:style-name="P4"><text:a xlink:type="simple" xlink:href="https://github.com/w3c-ccg/did-spec/issues/37" text:style-name="Internet_20_link" text:visited-style-name="Visited_20_Internet_20_Link"><text:span text:style-name="Definition">References to JOSE/JWS/JWK will be made in Linked Data Proof/Signature/Suite specs, not DID spec</text:span></text:a> <text:a xlink:type="simple" xlink:href="https://github.com/w3c-ccg/did-spec/issues/38" text:style-name="Internet_20_link" text:visited-style-name="Visited_20_Internet_20_Link"><text:span text:style-name="Definition">See #38</text:span></text:a> <text:a xlink:type="simple" xlink:href="https://github.com/w3c-ccg/did-spec/issues/39" text:style-name="Internet_20_link" text:visited-style-name="Visited_20_Internet_20_Link"><text:span text:style-name="Definition">See #39</text:span></text:a></text:p>
        </text:list-item>
        <text:list-item>
          <text:p text:style-name="P4"><text:a xlink:type="simple" xlink:href="https://github.com/w3c-ccg/did-spec/issues/42" text:style-name="Internet_20_link" text:visited-style-name="Visited_20_Internet_20_Link"><text:span text:style-name="Definition">DID Documents do not require an encapsulating signature</text:span></text:a></text:p>
        </text:list-item>
        <text:list-item>
          <text:p text:style-name="P4"><text:a xlink:type="simple" xlink:href="https://github.com/w3c-ccg/did-spec/issues/44" text:style-name="Internet_20_link" text:visited-style-name="Visited_20_Internet_20_Link"><text:span text:style-name="Definition">Authorization best practices will request that developers follow the Object Capability pattern</text:span></text:a></text:p>
        </text:list-item>
        <text:list-item>
          <text:p text:style-name="P4"><text:a xlink:type="simple" xlink:href="https://github.com/w3c-ccg/did-spec/issues/51" text:style-name="Internet_20_link" text:visited-style-name="Visited_20_Internet_20_Link"><text:span text:style-name="Definition">Add crypto material search algorithm to spec</text:span></text:a></text:p>
        </text:list-item>
        <text:list-item>
          <text:p text:style-name="P4"><text:a xlink:type="simple" xlink:href="https://github.com/w3c-ccg/did-spec/issues/56" text:style-name="Internet_20_link" text:visited-style-name="Visited_20_Internet_20_Link"><text:span text:style-name="Definition">Allow use of publicKeyAddress instead of URL for Ethereum Use Cases</text:span></text:a></text:p>
        </text:list-item>
        <text:list-item>
          <text:p text:style-name="P4"><text:a xlink:type="simple" xlink:href="https://github.com/w3c-ccg/did-spec/issues/58" text:style-name="Internet_20_link" text:visited-style-name="Visited_20_Internet_20_Link"><text:span text:style-name="Definition">Spec will explain graph data model approach</text:span></text:a></text:p>
        </text:list-item>
        <text:list-item>
          <text:p text:style-name="P4"><text:a xlink:type="simple" xlink:href="https://github.com/w3c-ccg/did-spec/issues/60" text:style-name="Internet_20_link" text:visited-style-name="Visited_20_Internet_20_Link"><text:span text:style-name="Definition">Cryptographic Suites will be non-normative, but explained in examples</text:span></text:a></text:p>
        </text:list-item>
        <text:list-item>
          <text:p text:style-name="P4"><text:a xlink:type="simple" xlink:href="https://github.com/w3c-ccg/did-spec/issues/62" text:style-name="Internet_20_link" text:visited-style-name="Visited_20_Internet_20_Link"><text:span text:style-name="Definition">Biometrics will be pseudonymous and no material will be on blockchain</text:span></text:a></text:p>
        </text:list-item>
        <text:list-item>
          <text:p text:style-name="P4"><text:a xlink:type="simple" xlink:href="https://github.com/w3c-ccg/did-spec/issues/63" text:style-name="Internet_20_link" text:visited-style-name="Visited_20_Internet_20_Link"><text:span text:style-name="Definition">Revoked keys will be allowed in DID Document</text:span></text:a></text:p>
          <text:p text:style-name="P4"><draw:frame draw:style-name="fr1" draw:name="graphics1" text:anchor-type="paragraph" svg:x="0in" svg:y="0.5689in" svg:width="7in" svg:height="2.0764in" draw:z-index="0"><draw:image xlink:href="../../../../../Dropbox/Skotos-%20Chris/Privacy%20:%20Security/-Logos/sponsors-rwt6.png" xlink:type="simple" xlink:show="embed" xlink:actuate="onLoad" draw:filter-name="&lt;All formats&gt;"/></draw:frame><text:span text:style-name="Definition"/></text:p>
        </text:list-item>
      </text:list>
      <text:h text:style-name="Heading_20_2" text:outline-level="2"><text:soft-page-break/>Next Steps</text:h>
      <text:p text:style-name="First_20_paragraph">The group expects that work will continue during the <text:a xlink:type="simple" xlink:href="https://w3c-ccg.github.io/" text:style-name="Internet_20_link" text:visited-style-name="Visited_20_Internet_20_Link"><text:span text:style-name="Definition">W3C Credentials Community Group</text:span></text:a> meetings over the next several months, with a plan to take the specification on the W3C Standards track by Q4 2018. The following work items will be needed to progress onto the W3C Standards track:</text:p>
      <text:list xml:id="list641971694064076479" text:style-name="L2">
        <text:list-item>
          <text:p text:style-name="P5">DID Primer for W3C Members</text:p>
        </text:list-item>
        <text:list-item>
          <text:p text:style-name="P5">W3C DID Working Group Charter Proposal</text:p>
        </text:list-item>
        <text:list-item>
          <text:p text:style-name="P5">DID Use Cases (focus on 3-5 use cases)</text:p>
        </text:list-item>
        <text:list-item>
          <text:p text:style-name="P5">DID Specification</text:p>
        </text:list-item>
        <text:list-item>
          <text:p text:style-name="P5">Test Suite for DID Specification</text:p>
        </text:list-item>
      </text:list>
      <text:p text:style-name="P3"/>
      <text:p text:style-name="Horizontal_20_Line"/>
      <text:h text:style-name="Heading_20_2" text:outline-level="2">Additional Credits</text:h>
      <text:p text:style-name="Text_20_body"><text:span text:style-name="T2">Updates:</text:span><text:span text:style-name="T1"> </text:span><text:span text:style-name="T3"><text:s/>Manu Sporny</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4">th</text:span> to 8<text:span text:style-name="T4">th</text:span>, 2018, over 40 tech visionaries came together in Santa Barbara, California to talk about the future of decentralized trust on the internet with the goal of writing 3-5 white papers and specs. This is one of them.</text:p>
      <text:p text:style-name="Text_20_body"><text:span text:style-name="T5">Named Sponsors List:</text:span> Sovrin Foundation, PTB Holdings</text:p>
      <text:p text:style-name="Text_20_body"><text:span text:style-name="T5">Workshop Credits:</text:span> Christopher Allen (Founder), Joe Andrieu, PMP (Producer and Facilitator), Shannon Appelcline (Editor), Erica Connell (Event Coordinator), Claire Rumore (Graphical Recorder), and The Narrative Loft (Venue)</text:p>
      <text:p text:style-name="P2">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for Fall 2018.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3-27T11:51:35" text:fixed="true">03/27/18</text:date><text:tab/><text:title>Decentralized Identifiers v1.0</text:title><text:tab/><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centralized Identifiers v1.0</dc:title>
    <meta:editing-cycles>2</meta:editing-cycles>
    <meta:editing-duration>PT20M25S</meta:editing-duration>
    <dc:date>2018-03-27T12:11:12</dc:date>
    <dc:creator>Shannon Appelcline</dc:creator>
    <meta:generator>OpenOffice/4.1.5$Unix OpenOffice.org_project/415m1$Build-9789</meta:generator>
    <meta:document-statistic meta:table-count="0" meta:image-count="1" meta:object-count="0" meta:page-count="2" meta:paragraph-count="41" meta:word-count="493" meta:character-count="3105"/>
  </office:meta>
</office:document-meta>
</file>